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width="0.04cm" svg:stroke-color="#80808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8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8cm" svg:stroke-color="#a1467e" draw:marker-start="msArrowEnd_20_5" draw:marker-start-width="0.24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cm"/>
    </style:style>
    <style:style style:name="gr5" style:family="graphic" style:parent-style-name="standard">
      <style:graphic-properties draw:stroke="none" svg:stroke-width="0cm" draw:fill="solid" draw:fill-color="#e6e6e6" draw:textarea-vertical-align="top" draw:auto-grow-height="false" fo:min-height="0.68cm" fo:min-width="12.02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8cm" svg:stroke-color="#ff0000" draw:marker-start="msArrowEnd_20_5" draw:marker-start-width="0.24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575cm" fo:min-width="7.696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0000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8cm" svg:stroke-color="#ff0000" draw:marker-end="msArrowEnd_20_5" draw:marker-end-width="0.24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cm" fo:min-width="0.794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39cm" fo:min-width="0.794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cm" fo:min-width="7.297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839cm" fo:min-width="3.794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1cm" svg:stroke-color="#000000" draw:stroke-linejoin="round" draw:fill="none" draw:textarea-vertical-align="top" draw:auto-grow-height="false" fo:min-height="2.647cm" fo:min-width="0.094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6cm" fo:min-width="5.894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cm" fo:min-width="3.78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solid" draw:fill-color="#a1467e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8cm" svg:stroke-color="#a1467e" draw:marker-end="msArrowEnd_20_5" draw:marker-end-width="0.24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8cm" svg:stroke-color="#808080" draw:marker-start="msArrowEnd_20_5" draw:marker-start-width="0.24cm" draw:marker-start-center="false" draw:marker-end="msArrowEnd_20_5" draw:marker-end-width="0.24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solid" draw:fill-color="#000000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8cm" svg:stroke-color="#000000" draw:marker-start="msArrowEnd_20_5" draw:marker-start-width="0.24cm" draw:marker-start-center="false" draw:marker-end="msArrowEnd_20_5" draw:marker-end-width="0.24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solid" draw:fill-color="#808080" draw:textarea-vertical-align="top" draw:auto-grow-height="false" fo:min-height="0.029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2.965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e6e6e6"/>
      <style:paragraph-properties fo:text-align="start"/>
      <style:text-properties fo:font-size="18pt"/>
    </style:style>
    <style:style style:name="P4" style:family="paragraph">
      <style:paragraph-properties fo:margin-top="0.3cm" fo:margin-bottom="0cm" fo:line-height="0.68cm" fo:text-align="start" style:writing-mode="lr-tb">
        <style:tab-stops>
          <style:tab-stop style:position="1.134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top="0.3cm" fo:margin-bottom="0cm" fo:line-height="0.68cm" fo:text-align="start" style:writing-mode="lr-tb" style:font-independent-line-spacing="true">
        <style:tab-stops>
          <style:tab-stop style:position="1.134cm"/>
        </style:tab-stops>
      </style:paragraph-properties>
      <style:text-properties fo:font-size="18pt"/>
    </style:style>
    <style:style style:name="P6" style:family="paragraph">
      <loext:graphic-properties draw:fill="solid" draw:fill-color="#ff0000"/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end" style:writing-mode="lr-tb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11" style:family="paragraph">
      <loext:graphic-properties draw:fill="solid" draw:fill-color="#a1467e"/>
      <style:paragraph-properties fo:text-align="start"/>
      <style:text-properties fo:font-size="18pt"/>
    </style:style>
    <style:style style:name="P12" style:family="paragraph">
      <loext:graphic-properties draw:fill="solid" draw:fill-color="#000000"/>
      <style:paragraph-properties fo:text-align="start"/>
      <style:text-properties fo:font-size="18pt"/>
    </style:style>
    <style:style style:name="P13" style:family="paragraph">
      <loext:graphic-properties draw:fill="solid" draw:fill-color="#808080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.04cm" fo:margin-bottom="0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margin-left="0cm" fo:margin-right="0cm" fo:margin-top="0.04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a1467e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111111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GB" fo:font-style="italic" style:text-underline-style="none" fo:font-weight="normal" style:font-name-asian="DejaVu Sans2" style:font-size-asian="18pt" style:font-style-asian="italic" style:font-weight-asian="normal" style:font-name-complex="DejaVu Sans2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799cm" svg:y1="8.6cm" svg:x2="14.799cm" svg:y2="2.941cm">
          <text:p/>
        </draw:line>
        <draw:line draw:style-name="gr1" draw:text-style-name="P1" draw:layer="layout" svg:x1="15.8cm" svg:y1="8.6cm" svg:x2="15.8cm" svg:y2="1.91cm">
          <text:p/>
        </draw:line>
        <draw:line draw:name="Line 1" draw:style-name="gr2" draw:text-style-name="P1" draw:layer="layout" svg:x1="12.25cm" svg:y1="6.205cm" svg:x2="13.8cm" svg:y2="4.6cm">
          <text:p/>
        </draw:line>
        <draw:line draw:name="Line 2" draw:style-name="gr3" draw:text-style-name="P1" draw:layer="layout" svg:x1="10.661cm" svg:y1="7.971cm" svg:x2="13.9cm" svg:y2="4.7cm">
          <text:p/>
        </draw:line>
        <draw:custom-shape draw:style-name="gr4" draw:text-style-name="P2" draw:layer="layout" svg:width="0.6cm" svg:height="0.114cm" svg:x="13.2cm" svg:y="4.8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2.519cm" svg:height="0.929cm" svg:x="3.8cm" svg:y="3.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" draw:text-style-name="P1" draw:layer="layout" svg:x1="12.8cm" svg:y1="8.6cm" svg:x2="12.801cm" svg:y2="6.1cm">
          <text:p/>
        </draw:line>
        <draw:line draw:style-name="gr1" draw:text-style-name="P1" draw:layer="layout" svg:x1="13.802cm" svg:y1="8.6cm" svg:x2="13.802cm" svg:y2="4.856cm">
          <text:p/>
        </draw:line>
        <draw:line draw:style-name="gr1" draw:text-style-name="P1" draw:layer="layout" svg:x1="10.48cm" svg:y1="1.91cm" svg:x2="16.172cm" svg:y2="1.911cm">
          <text:p/>
        </draw:line>
        <draw:line draw:style-name="gr1" draw:text-style-name="P1" draw:layer="layout" svg:x1="10.48cm" svg:y1="2.911cm" svg:x2="16.172cm" svg:y2="2.912cm">
          <text:p/>
        </draw:line>
        <draw:line draw:style-name="gr1" draw:text-style-name="P1" draw:layer="layout" svg:x1="10.48cm" svg:y1="3.912cm" svg:x2="15.345cm" svg:y2="3.913cm">
          <text:p/>
        </draw:line>
        <draw:line draw:style-name="gr1" draw:text-style-name="P1" draw:layer="layout" svg:x1="10.481cm" svg:y1="4.913cm" svg:x2="14.298cm" svg:y2="4.914cm">
          <text:p/>
        </draw:line>
        <draw:line draw:style-name="gr1" draw:text-style-name="P1" draw:layer="layout" svg:x1="10.482cm" svg:y1="5.914cm" svg:x2="13cm" svg:y2="5.915cm">
          <text:p/>
        </draw:line>
        <draw:line draw:style-name="gr1" draw:text-style-name="P1" draw:layer="layout" svg:x1="10.482cm" svg:y1="6.915cm" svg:x2="12.344cm" svg:y2="6.915cm">
          <text:p/>
        </draw:line>
        <draw:line draw:name="Line 3" draw:style-name="gr6" draw:text-style-name="P1" draw:layer="layout" svg:x1="10.56cm" svg:y1="7.906cm" svg:x2="12.68cm" svg:y2="5.775cm">
          <text:p/>
        </draw:line>
        <draw:custom-shape draw:name="CustomShape 14" draw:style-name="gr7" draw:text-style-name="P5" draw:layer="layout" svg:width="8.195cm" svg:height="5.824cm" svg:x="3.7cm" svg:y="1.47cm">
          <text:p text:style-name="P4"><text:span text:style-name="T1">2017-1-1 <text:s text:c="5"/>00:00:02</text:span></text:p>
          <text:p text:style-name="P4"><text:span text:style-name="T1">2017-1-1 <text:s text:c="5"/>00:00:01</text:span></text:p>
          <text:p text:style-name="P4"><text:span text:style-name="T1">2017-1-1 <text:s text:c="5"/>00:00:00</text:span></text:p>
          <text:p text:style-name="P4"><text:span text:style-name="T1">2016-12-31 <text:s/>23:59:60</text:span></text:p>
          <text:p text:style-name="P4"><text:span text:style-name="T1">2016-12-31 <text:s/>23:59:59</text:span></text:p>
          <text:p text:style-name="P4"><text:span text:style-name="T1">2016-12-31 <text:s/>23:59:5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8" draw:text-style-name="P6" draw:layer="layout" svg:width="0.393cm" svg:height="0.393cm" svg:x="13.5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8" draw:text-style-name="P6" draw:layer="layout" svg:width="0.393cm" svg:height="0.393cm" svg:x="14.5cm" svg:y="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8" draw:text-style-name="P6" draw:layer="layout" svg:width="0.393cm" svg:height="0.393cm" svg:x="15.4cm" svg:y="1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26" draw:style-name="gr9" draw:text-style-name="P1" draw:layer="layout" svg:x1="13.576cm" svg:y1="4.036cm" svg:x2="17.065cm" svg:y2="0.547cm">
          <text:p/>
        </draw:line>
        <draw:custom-shape draw:name="CustomShape 28" draw:style-name="gr10" draw:text-style-name="P8" draw:layer="layout" svg:width="1.293cm" svg:height="3.799cm" svg:x="11.4cm" svg:y="8.9cm">
          <text:p text:style-name="P7"><text:span text:style-name="T2">0</text:span></text:p>
          <text:p text:style-name="P7"><text:span text:style-name="T3">0</text:span></text:p>
          <text:p text:style-name="P7"><text:span text:style-name="T4">0</text:span></text:p>
          <text:p text:style-name="P7"><text:span text:style-name="T5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0" draw:text-style-name="P8" draw:layer="layout" svg:width="1.293cm" svg:height="3.799cm" svg:x="12.4cm" svg:y="8.9cm">
          <text:p text:style-name="P7"><text:span text:style-name="T2">1</text:span></text:p>
          <text:p text:style-name="P7"><text:span text:style-name="T3">1</text:span></text:p>
          <text:p text:style-name="P7"><text:span text:style-name="T4">1</text:span></text:p>
          <text:p text:style-name="P7"><text:span text:style-name="T1">1</text:span></text:p>
          <text:p text:style-name="P7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1" draw:text-style-name="P8" draw:layer="layout" svg:width="1.293cm" svg:height="3.088cm" svg:x="13.4cm" svg:y="8.9cm">
          <text:p text:style-name="P7"><text:span text:style-name="T2">2</text:span></text:p>
          <text:p text:style-name="P7"><text:span text:style-name="T3">2</text:span></text:p>
          <text:p text:style-name="P7"><text:span text:style-name="T1"/></text:p>
          <text:p text:style-name="P7"><text:span text:style-name="T1">2</text:span></text:p>
          <text:p text:style-name="P7"><text:span text:style-name="T1"/></text:p>
          <text:p text:style-name="P7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0" draw:text-style-name="P8" draw:layer="layout" svg:width="1.293cm" svg:height="3.799cm" svg:x="15.4cm" svg:y="8.9cm">
          <text:p text:style-name="P7"><text:span text:style-name="T2">4</text:span></text:p>
          <text:p text:style-name="P7"><text:span text:style-name="T3">4</text:span></text:p>
          <text:p text:style-name="P7"><text:span text:style-name="T4">3</text:span></text:p>
          <text:p text:style-name="P7"><text:span text:style-name="T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0" draw:text-style-name="P8" draw:layer="layout" svg:width="1.293cm" svg:height="3.799cm" svg:x="14.4cm" svg:y="8.9cm">
          <text:p text:style-name="P7"><text:span text:style-name="T2">3</text:span></text:p>
          <text:p text:style-name="P7"><text:span text:style-name="T3">3</text:span></text:p>
          <text:p text:style-name="P7"><text:span text:style-name="T4">2</text:span></text:p>
          <text:p text:style-name="P7"><text:span text:style-name="T1">3</text:span></text:p>
          <text:p text:style-name="P7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2" draw:text-style-name="P8" draw:layer="layout" svg:width="7.796cm" svg:height="3.799cm" svg:x="4.2cm" svg:y="8.1cm">
          <text:p text:style-name="P7"><text:span text:style-name="T6">calendar</text:span><text:span text:style-name="T1"> </text:span></text:p>
          <text:p text:style-name="P7"><text:span text:style-name="T2">tai</text:span></text:p>
          <text:p text:style-name="P7"><text:span text:style-name="T3">standard</text:span></text:p>
          <text:p text:style-name="P7"><text:span text:style-name="T4">standard</text:span></text:p>
          <text:p text:style-name="P7"><text:span text:style-name="T1">u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3" draw:text-style-name="P8" draw:layer="layout" svg:width="4.293cm" svg:height="3.088cm" svg:x="-0.1cm" svg:y="8.9cm">
          <text:p text:style-name="P7"><text:span text:style-name="T6">seconds since</text:span></text:p>
          <text:p text:style-name="P7"><text:span text:style-name="T6">2016-12-31 23:59:5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4" draw:text-style-name="P1" draw:layer="layout" svg:width="0.593cm" svg:height="2.896cm" svg:x="3.5cm" svg:y="9.1cm">
          <text:p/>
          <draw:enhanced-geometry draw:mirror-horizontal="false" draw:mirror-vertical="false" svg:viewBox="0 0 0 0" drawooo:sub-view-size="602 3402" draw:text-areas="0 0 ?f0 ?f1" draw:type="ooxml-non-primitive" draw:enhanced-path="M 601 0 C 450 0 300 141 300 283 L 300 1417 C 300 1558 150 1700 0 1700 150 1700 300 1842 300 1983 L 300 3117 C 300 3259 450 3401 601 3401 N">
            <draw:equation draw:name="f0" draw:formula="logwidth"/>
            <draw:equation draw:name="f1" draw:formula="logheight"/>
          </draw:enhanced-geometry>
        </draw:custom-shape>
        <draw:custom-shape draw:name="CustomShape 38" draw:style-name="gr15" draw:text-style-name="P8" draw:layer="layout" svg:width="6.393cm" svg:height="0.955cm" svg:x="3.7cm" svg:y="0.6cm">
          <text:p text:style-name="P7"><text:span text:style-name="T6">date/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0" draw:layer="layout" svg:width="4.288cm" svg:height="0.709cm" svg:x="9.5cm" svg:y="3.89cm">
          <text:p text:style-name="P9"><text:span text:style-name="T7">leap sec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11" draw:layer="layout" svg:width="0.393cm" svg:height="0.393cm" svg:x="13.65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17" draw:text-style-name="P11" draw:layer="layout" svg:width="0.393cm" svg:height="0.393cm" svg:x="14.65cm" svg:y="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" draw:style-name="gr17" draw:text-style-name="P11" draw:layer="layout" svg:width="0.393cm" svg:height="0.393cm" svg:x="15.551cm" svg:y="1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" draw:style-name="gr18" draw:text-style-name="P1" draw:layer="layout" svg:x1="13.743cm" svg:y1="4.033cm" svg:x2="17.056cm" svg:y2="0.697cm">
          <text:p/>
        </draw:line>
        <draw:line draw:name="Line 7" draw:style-name="gr19" draw:text-style-name="P1" draw:layer="layout" svg:x1="10.728cm" svg:y1="8.071cm" svg:x2="17.38cm" svg:y2="1.42cm">
          <text:p/>
        </draw:line>
        <draw:custom-shape draw:name="CustomShape 8" draw:style-name="gr8" draw:text-style-name="P6" draw:layer="layout" svg:width="0.393cm" svg:height="0.393cm" svg:x="11.4cm" svg:y="6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17" draw:text-style-name="P11" draw:layer="layout" svg:width="0.393cm" svg:height="0.393cm" svg:x="11.55cm" svg:y="6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2" draw:style-name="gr20" draw:text-style-name="P12" draw:layer="layout" svg:width="0.393cm" svg:height="0.393cm" svg:x="11.9cm" svg:y="6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8" draw:text-style-name="P6" draw:layer="layout" svg:width="0.393cm" svg:height="0.393cm" svg:x="12.401cm" svg:y="5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7" draw:text-style-name="P11" draw:layer="layout" svg:width="0.393cm" svg:height="0.393cm" svg:x="12.551cm" svg:y="5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0" draw:style-name="gr20" draw:text-style-name="P12" draw:layer="layout" svg:width="0.393cm" svg:height="0.393cm" svg:x="13.9cm" svg:y="4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1" draw:style-name="gr20" draw:text-style-name="P12" draw:layer="layout" svg:width="0.393cm" svg:height="0.393cm" svg:x="14.9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5" draw:style-name="gr21" draw:text-style-name="P1" draw:layer="layout" svg:x1="10.823cm" svg:y1="8.162cm" svg:x2="17.38cm" svg:y2="1.6cm">
          <text:p/>
        </draw:line>
        <draw:line draw:style-name="gr1" draw:text-style-name="P1" draw:layer="layout" svg:x1="11.797cm" svg:y1="8.6cm" svg:x2="11.797cm" svg:y2="7.1cm">
          <text:p/>
        </draw:line>
        <draw:custom-shape draw:name="CustomShape 12" draw:style-name="gr22" draw:text-style-name="P13" draw:layer="layout" svg:width="0.393cm" svg:height="0.393cm" svg:x="14.751cm" svg:y="3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22" draw:text-style-name="P13" draw:layer="layout" svg:width="0.393cm" svg:height="0.393cm" svg:x="11.75cm" svg:y="6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3" draw:style-name="gr20" draw:text-style-name="P12" draw:layer="layout" svg:width="0.393cm" svg:height="0.393cm" svg:x="12.901cm" svg:y="5.7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0" draw:text-style-name="P12" draw:layer="layout" svg:width="0.393cm" svg:height="0.393cm" svg:x="15.9cm" svg:y="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22" draw:text-style-name="P13" draw:layer="layout" svg:width="0.393cm" svg:height="0.393cm" svg:x="12.751cm" svg:y="5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22" draw:text-style-name="P13" draw:layer="layout" svg:width="0.393cm" svg:height="0.393cm" svg:x="15.751cm" svg:y="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3" draw:text-style-name="P15" draw:layer="layout" svg:width="5.2cm" svg:height="3.215cm" svg:x="7cm" svg:y="8.16cm">
          <draw:text-box>
            <text:p text:style-name="P14"><text:span text:style-name="T6">leap_seconds</text:span></text:p>
            <text:p text:style-name="P14"><text:span text:style-name="T6"/></text:p>
            <text:p text:style-name="P14"><text:span text:style-name="T3">none</text:span></text:p>
            <text:p text:style-name="P14"><text:span text:style-name="T4">ut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5cm" fo:page-height="12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nathan Gregory</meta:initial-creator>
    <meta:creation-date>2024-09-15T09:02:58.620209866</meta:creation-date>
    <dc:date>2024-09-15T09:47:16.424272919</dc:date>
    <dc:creator>Jonathan Gregory</dc:creator>
    <meta:editing-duration>PT24M30S</meta:editing-duration>
    <meta:editing-cycles>6</meta:editing-cycles>
    <meta:generator>LibreOffice/6.4.7.2$Linux_X86_64 LibreOffice_project/40$Build-2</meta:generator>
    <meta:document-statistic meta:object-count="51"/>
  </office:meta>
</office:document-meta>
</file>